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10.186cm"/>
    </style:style>
    <style:style style:name="co3" style:family="table-column">
      <style:table-column-properties fo:break-before="auto" style:column-width="4.471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95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1.032cm" fo:break-before="auto" style:use-optimal-row-height="false"/>
    </style:style>
    <style:style style:name="ro4" style:family="table-row">
      <style:table-row-properties style:row-height="1.058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1.473cm" fo:break-before="auto" style:use-optimal-row-height="true"/>
    </style:style>
    <style:style style:name="ro7" style:family="table-row">
      <style:table-row-properties style:row-height="1.005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614cm" fo:break-before="auto" style:use-optimal-row-height="false"/>
    </style:style>
    <style:style style:name="ro10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00" fo:border="0.088cm solid #000000"/>
      <style:text-properties fo:color="#000000"/>
    </style:style>
    <style:style style:name="ce2" style:family="table-cell" style:parent-style-name="Default" style:data-style-name="N0">
      <style:table-cell-properties fo:background-color="#fde9d9" fo:border="0.088cm solid #000000"/>
      <style:text-properties fo:color="#000000"/>
    </style:style>
    <style:style style:name="ce3" style:family="table-cell" style:parent-style-name="Default" style:data-style-name="N0">
      <style:table-cell-properties fo:background-color="#fcd5b4" fo:border="0.088cm solid #000000"/>
      <style:text-properties fo:color="#000000"/>
    </style:style>
    <style:style style:name="ce4" style:family="table-cell" style:parent-style-name="Default" style:data-style-name="N0">
      <style:table-cell-properties fo:border="0.088cm solid #000000"/>
      <style:text-properties fo:color="#000000"/>
    </style:style>
    <style:style style:name="ce5" style:family="table-cell" style:parent-style-name="Default" style:data-style-name="N0">
      <style:text-properties fo:color="#000000"/>
    </style:style>
    <style:style style:name="ce6" style:family="table-cell" style:parent-style-name="Default" style:data-style-name="N0">
      <style:table-cell-properties style:vertical-align="top"/>
      <style:text-properties fo:color="#000000"/>
    </style:style>
    <style:style style:name="ce7" style:family="table-cell" style:parent-style-name="Default" style:data-style-name="N0">
      <style:table-cell-properties fo:background-color="#ffff00" fo:border="0.088cm solid #000000" style:vertical-align="top"/>
      <style:text-properties fo:color="#000000"/>
    </style:style>
    <style:style style:name="ce8" style:family="table-cell" style:parent-style-name="Default" style:data-style-name="N0">
      <style:table-cell-properties fo:background-color="#fde9d9" fo:border="0.088cm solid #000000" style:vertical-align="top"/>
      <style:text-properties fo:color="#000000" fo:font-weight="bold" style:font-weight-asian="bold" style:font-weight-complex="bold"/>
    </style:style>
    <style:style style:name="ce9" style:family="table-cell" style:parent-style-name="Default" style:data-style-name="N100">
      <style:table-cell-properties fo:background-color="#fde9d9" fo:wrap-option="wrap" fo:border="0.088cm solid #000000" style:vertical-align="top"/>
      <style:text-properties fo:color="#000000"/>
    </style:style>
    <style:style style:name="ce10" style:family="table-cell" style:parent-style-name="Default" style:data-style-name="N0">
      <style:table-cell-properties fo:background-color="#fde9d9" fo:wrap-option="wrap" fo:border="0.088cm solid #000000" style:vertical-align="top"/>
      <style:text-properties fo:color="#000000"/>
    </style:style>
    <style:style style:name="ce11" style:family="table-cell" style:parent-style-name="Default" style:data-style-name="N0">
      <style:table-cell-properties fo:background-color="#fde9d9" style:text-align-source="fix" style:repeat-content="false" fo:wrap-option="wrap" fo:border="0.088cm solid #000000" style:vertical-align="top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ackground-color="#fde9d9" fo:border="0.088cm solid #000000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fcd5b4" fo:border="0.088cm solid #000000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cd5b4" fo:wrap-option="wrap" fo:border="0.088cm solid #000000" style:vertical-align="top"/>
      <style:text-properties fo:color="#000000"/>
    </style:style>
    <style:style style:name="ce15" style:family="table-cell" style:parent-style-name="Default" style:data-style-name="N0">
      <style:table-cell-properties fo:background-color="#fcd5b4" fo:border="0.088cm solid #000000" style:vertical-align="top"/>
      <style:text-properties fo:color="#000000"/>
    </style:style>
    <style:style style:name="ce16" style:family="table-cell" style:parent-style-name="Default" style:data-style-name="N0">
      <style:table-cell-properties fo:border="0.088cm solid #000000" style:vertical-align="top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wrap-option="wrap" fo:border="0.088cm solid #000000" style:vertical-align="top"/>
      <style:text-properties fo:color="#000000"/>
    </style:style>
    <style:style style:name="ce18" style:family="table-cell" style:parent-style-name="Default" style:data-style-name="N0">
      <style:table-cell-properties fo:border="0.088cm solid #000000" style:vertical-align="top"/>
      <style:text-properties fo:color="#000000"/>
    </style:style>
    <style:style style:name="ce19" style:family="table-cell" style:parent-style-name="Default" style:data-style-name="N100">
      <style:table-cell-properties fo:wrap-option="wrap" fo:border="0.088cm solid #000000" style:vertical-align="top"/>
      <style:text-properties fo:color="#000000"/>
    </style:style>
    <style:style style:name="ce20" style:family="table-cell" style:parent-style-name="Default" style:data-style-name="N100">
      <style:table-cell-properties fo:border="0.088cm solid #000000" style:vertical-align="top"/>
      <style:text-properties fo:color="#000000"/>
    </style:style>
    <style:style style:name="ce21" style:family="table-cell" style:parent-style-name="Default" style:data-style-name="N0">
      <style:table-cell-properties fo:wrap-option="wrap" fo:border="0.088cm solid #000000" style:vertical-align="automatic"/>
      <style:text-properties fo:color="#000000"/>
    </style:style>
    <style:style style:name="ce22" style:family="table-cell" style:parent-style-name="Default" style:data-style-name="N0">
      <style:table-cell-properties fo:border-bottom="none" fo:background-color="transparent" fo:wrap-option="wrap" fo:border-left="0.088cm solid #000000" fo:border-right="0.088cm solid #000000" fo:border-top="none" style:vertical-align="automatic"/>
      <style:text-properties fo:color="#000000"/>
    </style:style>
    <style:style style:name="ce23" style:family="table-cell" style:parent-style-name="Default" style:data-style-name="N0">
      <style:table-cell-properties fo:background-color="#ffff00"/>
      <style:text-properties fo:color="#000000"/>
    </style:style>
    <style:style style:name="ce24" style:family="table-cell" style:parent-style-name="Default" style:data-style-name="N0">
      <style:table-cell-properties fo:background-color="#fcd5b4"/>
      <style:text-properties fo:color="#000000"/>
    </style:style>
    <style:style style:name="ce25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5"/>
        <table:table-column table:style-name="co2" table:default-cell-style-name="ce6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4" table:number-columns-repeated="1018" table:default-cell-style-name="ce5"/>
        <table:table-row table:style-name="ro1">
          <table:table-cell table:style-name="ce1" office:value-type="string">
            <text:p>L.p</text:p>
          </table:table-cell>
          <table:table-cell table:style-name="ce7" office:value-type="string">
            <text:p>WAŻNE INFORMACJE DO OFERTY JESIEŃ</text:p>
          </table:table-cell>
          <table:table-cell table:style-name="ce1" office:value-type="string">
            <text:p>Foto</text:p>
          </table:table-cell>
          <table:table-cell table:style-name="ce1" office:value-type="string">
            <text:p>wielkość</text:p>
          </table:table-cell>
          <table:table-cell table:style-name="ce1" office:value-type="string">
            <text:p>doniczka</text:p>
          </table:table-cell>
          <table:table-cell table:style-name="ce1" office:value-type="string">
            <text:p>cena</text:p>
          </table:table-cell>
          <table:table-cell table:style-name="ce1" table:number-columns-repeated="2"/>
          <table:table-cell table:style-name="ce23" table:number-columns-repeated="1016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8" office:value-type="string">
            <text:p>Abies balsamea 'Nana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9" office:value-type="string">
            <text:p>Odmiana karłowa o pokroju kopulastym, igły krótkie o ciemnozielonej barwie, gęsto osadzone na pędzie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8" office:value-type="string">
            <text:p>Chamaecyparis lawsoniana 'Alumigold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stożkowy, barwa zielonożółta, jesienią pędy nieznacznie zielenieją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8" office:value-type="string">
            <text:p>Chamaecyparis lawsoniana 'Alumii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stożkowy, pędy lekko przewisające, barwa niebieska, dobra odmiana na żywopłoty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8" office:value-type="string">
            <text:p>Chamaecyparis lawsoniana 'Bautchensis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5">
          <table:table-cell table:style-name="ce2"/>
          <table:table-cell table:style-name="ce11" office:value-type="string">
            <text:p>Pokrój jajowaty, zwarty, wzrost wolny, barwa łusek niebieska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8" office:value-type="string">
            <text:p>Chamaecyparis lawsoniana 'Blue Ribbon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Forma wąskokolumnowa, łuski o intensywnej niebieskiej barwie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8" office:value-type="string">
            <text:p>Chamaecyparis lawsoniana 'Columnaris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2"/>
          <table:table-cell table:style-name="ce10" office:value-type="string">
            <text:p>Pokrój kolumnowy, barwa jasnoniebieska, wzrost dość silny. Odmiana o kolumnowym pokroju, mocne niebieskie wybarwienie łusek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12" office:value-type="string">
            <text:p>Chamaecyparis lawsoniana 'Ellwood’s Empire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kolumnowy, gęsty, średnia siła wzrostu, pędy z drobnymi igiełkami o żółtej barwie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12" office:value-type="string">
            <text:p>Chamaecyparis lawsoniana 'Ellwood’s Gold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kolumnowy, gęsty, średnia siła wzrostu, pędy igiełkowe, barwa złota do jasnozielonej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12" office:value-type="string">
            <text:p>Chamaecyparis lawsoniana 'Erecta Viridis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5">
          <table:table-cell table:style-name="ce2"/>
          <table:table-cell table:style-name="ce10" office:value-type="string">
            <text:p>Forma kolumnowa, zwarta, wzrost średni, barwa igieł zielona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7">
          <table:table-cell table:style-name="ce2" office:value-type="float" office:value="10">
            <text:p>10</text:p>
          </table:table-cell>
          <table:table-cell table:style-name="ce12" office:value-type="string">
            <text:p>Chamaecyparis lawsoniana 'Forsteckensis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2"/>
          <table:table-cell table:style-name="ce10" office:value-type="string">
            <text:p>Pokrój kulisty, zwarty, młode przyrosty krótkie, po 10 latach osiąga wysokość ok. 40 centymetrów, igły o barwie ciemnoszarej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12" office:value-type="string">
            <text:p>Chamaecyparis lawsoniana 'Globe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kulisty, zwarty, pędy przewisające, wachlarzowate, barwa igieł niebieskozielona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12" office:value-type="string">
            <text:p>Chamaecyparis lawsoniana 'Golden King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2"/>
          <table:table-cell table:style-name="ce10" office:value-type="string">
            <text:p>Pokrój stożkowy, szeroki, igły o intensywnie żółtym zabarwieniu, wzrost silny, pędy silniej przewisające niż u „Golden Wonder”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12" office:value-type="string">
            <text:p>Chamaecyparis lawsoniana 'Golden Wonder' 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2"/>
          <table:table-cell table:style-name="ce10" office:value-type="string">
            <text:p>Pokrój stożkowy, igły o intensywnie złotym zabarwieniu, wzrost silny, pędy przewisające.</text:p>
          </table:table-cell>
          <table:table-cell table:style-name="ce2" table:number-columns-repeated="2"/>
          <table:table-cell table:style-name="ce2" office:value-type="string">
            <text:p>P13</text:p>
          </table:table-cell>
          <table:table-cell table:style-name="ce2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13" office:value-type="string">
            <text:p>Chamaecyparis lawsoniana 'Ivonne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Nowość, odmiana o pokroju stożkowym, wzrost silny, pędy wzniesione do góry, wałeczkowate, barwa żółt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13" office:value-type="string">
            <text:p>Chamaecyparis lawsoniana 'Konijns Silver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Odmiana o pokroju stożkowym, pędy lekko przewisające z kremowymi przebarwieniami, średnia siła wzrostu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13" office:value-type="string">
            <text:p>Chamaecyparis lawsoniana 'Mini Nova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Nowość, forma kulista, wzrost wolny, dorasta do ok. 50-70 cm wysokości, łuski o żółtej barwi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13" office:value-type="string">
            <text:p>Chamaecyparis lawsoniana 'Minima Glauca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Ciekawa odmiana o wolnym wzroście, forma szerokostożkowa, łuski niebieski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13" office:value-type="string">
            <text:p>Chamaecyparis lawsoniana 'Parsons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Nowość, odmiana o średniej sile wzrostu, pokrój kulisty, regularny, pędy przewisające, barwa zielonoszar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13" office:value-type="string">
            <text:p>Chamaecyparis lawsoniana 'Pembury Blue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Pokrój stożkowy, średnia siła wzrostu, wyjątkowo mocne, jasnoniebieskie wybarwienie łusek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13" office:value-type="string">
            <text:p>Chamaecyparis lawsoniana 'Pygmaea Argentea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Odmiana wolnorosnąca, forma szerokostożkowa, łuski szaroniebieskie, szczyty pędów o kremowej barwi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13" office:value-type="string">
            <text:p>Chamaecyparis lawsoniana 'Snow White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Pokrój kolumnowy, wąski, pędy z delikatnymi igłami o barwie stalowoniebieskiej, wiosenne przyrosty kremow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13" office:value-type="string">
            <text:p>Chamaecyparis lawsoniana 'Spring Time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Nowość, odmiana o pokroju kolumnowym, pędy z delikatnymi igłami o barwie oliwkowożółtej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15" office:value-type="string">
            <text:p>23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Odmiana szerokostożkowa, wzrost silny, łuski o barwie pomarańczowocytrynowej, pędy przewisając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13" office:value-type="string">
            <text:p>Chamaecyparis lawsoniana 'Summer Snow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8">
          <table:table-cell table:style-name="ce3"/>
          <table:table-cell table:style-name="ce14" office:value-type="string">
            <text:p>Nowość, odmiana o pokroju stożkowym, pędy lekko przewisające o szarej barwie, młode przyrosty o intensywnie kremowobiałej barwie, kolor ten długo utrzymuje się na roślinie.</text:p>
          </table:table-cell>
          <table:table-cell table:style-name="ce1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13" office:value-type="string">
            <text:p>Chamaecyparis lawsoniana 'Sunkist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3"/>
          <table:table-cell table:style-name="ce14" office:value-type="string">
            <text:p>Odmiana o pokroju początkowo kulistym, później pokrój szerokostożkowy, wzrost wolny, pędy przewisające, barwa żółt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13" office:value-type="string">
            <text:p>Chamaecyparis lawsoniana 'Tharandtensis Caesia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3"/>
          <table:table-cell table:style-name="ce14" office:value-type="string">
            <text:p>Odmiana o pokroju kopulastym, bardzo zwarta budowa, wzrost wolny, odmiana bardzo rzadko spotykana w produkcji, barwa stalowo zielon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13" office:value-type="string">
            <text:p>Chamaecyparis lawsoniana 'Van Pets Blue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Odmiana kolumnowa, wąska, wzrost szybki, łuski o mocnej niebieskiej barwie, pędy wzniesione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13" office:value-type="string">
            <text:p>Chamaecyparis lawsoniana 'White Spot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6">
          <table:table-cell table:style-name="ce3"/>
          <table:table-cell table:style-name="ce14" office:value-type="string">
            <text:p>Forma wąskostożkowa, barwa łusek jasnoniebieska, końce młodych przyrostów posiadają kremowe przebarwienia, bardzo dobra odmiana żywopłotow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13" office:value-type="string">
            <text:p>Chamaecyparis lawsoniana 'Witzeliana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Pokrój wąskokolumnowy, gęsty, średnia siła wzrostu, barwa jasnozielona, po 10 latach dorasta do ok. 1,3 metra wysokości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13" office:value-type="string">
            <text:p>Chamaecyparis lawsoniana 'Yellow Transparent' 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2">
          <table:table-cell table:style-name="ce3"/>
          <table:table-cell table:style-name="ce14" office:value-type="string">
            <text:p>Forma kolumnowa, wzrost średniosilny, barwa igieł żółtokremowa.</text:p>
          </table:table-cell>
          <table:table-cell table:style-name="ce3" table:number-columns-repeated="2"/>
          <table:table-cell table:style-name="ce2" office:value-type="string">
            <text:p>P13</text:p>
          </table:table-cell>
          <table:table-cell table:style-name="ce3" table:number-columns-repeated="3"/>
          <table:table-cell table:style-name="ce24"/>
          <table:table-cell table:number-columns-repeated="1015"/>
        </table:table-row>
        <table:table-row table:style-name="ro1">
          <table:table-cell table:style-name="ce4" office:value-type="float" office:value="31">
            <text:p>31</text:p>
          </table:table-cell>
          <table:table-cell table:style-name="ce16" office:value-type="string">
            <text:p>Chamaecyparis lawsoniana 'Złotówk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Nowość, odmiana o pokroju stożkowym, bardzo zwartym, barwa żółta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2">
            <text:p>32</text:p>
          </table:table-cell>
          <table:table-cell table:style-name="ce18" office:value-type="string">
            <text:p>Chamaecyparis obtusa 'Coralliform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Pokrój stożkowy, nieregularny, wzrost wolny, pędy wałeczkowe, mocno pokręc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3">
            <text:p>33</text:p>
          </table:table-cell>
          <table:table-cell table:style-name="ce18" office:value-type="string">
            <text:p>Chamaecyparis obtusa 'Cripps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Pokrój szerokostożkowy, luźny, łuski o intensywnie złotej barwie, tempo wzrostu sil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4">
            <text:p>34</text:p>
          </table:table-cell>
          <table:table-cell table:style-name="ce18" office:value-type="string">
            <text:p>Chamaecyparis obtusa 'Dilatush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Odmiana o pokroju nieregularnym, pędy podobne do liści paproci, barwa łusek intensywnie zielona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5">
            <text:p>35</text:p>
          </table:table-cell>
          <table:table-cell table:style-name="ce20" office:value-type="string">
            <text:p>Chamaecyparis obtusa 'Drah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Pokrój kolumnowy, pędy wałeczkowate, barwa intensywnie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6">
            <text:p>36</text:p>
          </table:table-cell>
          <table:table-cell table:style-name="ce20" office:value-type="string">
            <text:p>Chamaecyparis obtusa 'Filicoide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Odmiana o pokroju stożkowym, luźnym, pędy podobne do liści paproci, barwa łusek intensywnie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 office:value-type="float" office:value="37">
            <text:p>37</text:p>
          </table:table-cell>
          <table:table-cell table:style-name="ce20" office:value-type="string">
            <text:p>Chamaecyparis obtusa 'Gimborns Beaut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Pokrój nieregularny, stożkowy, średnia siła wzrostu, na roślinie występują łuski i igły, barwa 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Gitt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6">
          <table:table-cell table:style-name="ce4"/>
          <table:table-cell table:style-name="ce19" office:value-type="string">
            <text:p>Nowość, odmiana wolnorosnąca, pędy wałeczkowe,dość grube, poskręcane podobnie jak u odmiany Tsatsumi. Barwa żółta, pokrój kulisty, nieregular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Gracil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Pokrój nieregularny, stożkowy, średnia siła wzrostu, barwa łusek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Gracilis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Odmiana o pokroju stożkowym, nieregularnym, luźnym, łuski o barwie żółtej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Kamarachib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Pokrój zwarty, spłaszczony, niski, pędy lekko przewisające, złotomiedziane wybarwienie łuse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Kerdal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Nowość, odmiana o pokroju kulistym, pędy lekko przewisające, barwa żółta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Safron Spra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9" office:value-type="string">
            <text:p>Forma nieregularna, kopulasta, pędy z zielonymi igłami, roślina pokryta drobnymi żółtymi plam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20" office:value-type="string">
            <text:p>Chamaecyparis obtusa 'Snow Flak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Forma nieregularna, kopulasta, pędy z jasnozielonymi igłami, roślina pokryta drobnymi kremowymi plam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obtusa 'Suiroya - Hib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5">
          <table:table-cell table:style-name="ce4"/>
          <table:table-cell table:style-name="ce17" office:value-type="string">
            <text:p>Pokrój stożkowy, nieregularny, barwa łusek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obtusa 'Torulo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2">
          <table:table-cell table:style-name="ce4"/>
          <table:table-cell table:style-name="ce17" office:value-type="string">
            <text:p>Pokrój stożkowy, nieregularny, pędy wałeczkowe, powykręcane, barwa soczystozielona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obtusa 'Tsatsum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Wzrost wolny, nieregularny, pędy wałeczkowe poskręcane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obtusa 'Tsatsumi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Wzrost wolny, nieregularny, pędy wałeczkowe, poskręcane, żółta barwa łuse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obtusa 'Yellow and White 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kulisty, dość luźny, pędy wałeczkowate o zielonej barwie z kremowymi przebarwieniami, wzrost wolny, dorasta do ok. 50 cm po 10 latach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Baby Blu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Nowość, forma szerokostożkowa, zwarta, wzrost wolny, igły drobne, niebieskie, jest to karłowa mutacja odmiany ‘Bouleward’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Blue Dwarf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nieregularny, bardzo krępy, wzrost wolny, barwa ciemn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Boulewar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szerokostożkowy, igła delikatna o jasnoniebieskim wybarwieniu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Compress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Odmiana karłowa, kopulasta, gęsta, igły, łuski o barwie zło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Curly Top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Nowość, forma szerokostożkowa, zwarta, wzrost wolny, pędy i igły mocno poskręcane o barwie jasnoniebieski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Filifera Aure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szeroko stożkowy, pędy nitkowate o złotej barwie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Filifera Aureo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Forma kopulasta, pędy wałeczkowe z wieloma złotymi przebarwieni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Filifer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kopulasty, bardzo zwarty, pędy wydłużone, wałeczkowe o zielonej barwie łusek, wzrost bardzo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Flavescen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szerokostożkowy o intensywnie jasnożółtym wybarwieniu igieł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Fuiri-Tsukum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Pokrój kulisty, bardzo zwarty, wzrost wolny, barwa popielatobiał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Gold Dus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Odmiana karłowa, forma kopulasta, łuski zielone, na całej roślinie znajdują sią żółte plamk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Golden Mo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Karłowa odmiana cyprysika o pędach nitkowych, barwa łusek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Chamaecyparis pisifera 'Hime-Savar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18" office:value-type="string">
            <text:p>Bardzo wolno rosnąca odmiana o pokroju kopulastym, łuski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Juniperoides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/>
          <table:table-cell table:style-name="ce17" office:value-type="string">
            <text:p>Forma nieregularna, wzrost wolny, igły krótkie, jasnozielonożółte, po 10 latach dorasta do ok. 5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Kristof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6">
          <table:table-cell table:style-name="ce4"/>
          <table:table-cell table:style-name="ce17" office:value-type="string">
            <text:p>Odmiana o pokroju stożkowym, nieregularnym, posiada pędy młodociane (igiełkowe) tworzące "pompony" oraz łuski na długich nitkowatych pędach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Lombard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igły delikatne o sinoniebieski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Mik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podobna do ‘Snow’, początkowo kulista w późniejszym czasie z wypiętrzającym się środkie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zwarta, forma kopulasta, barwa ciemnozielona, po 10 latach osiąga ok. 15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Nana Argenteo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kopulasta, łuski ciemnozielone z białymi cęt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Nan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zwarta, forma kopulasta, łuski wiosną lekko żółte, później jasnozielone, po 10 latach osiąga ok. 3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Nana Aureo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pulasty, zwarty, wzrost bardzo wolny, pędy z żółtymi przebarwieni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Parslor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 o regularnej, kopulastej formie, wybarwienie ciemnozielone, wzrost bardzo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Pygm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arłowa, bardzo zwarta, wolniej rosnąca od odmiany ‘Nana’, barwa ciemnozielona, po 10 latach dorasta do ok. 3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Rogers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olnorosnąca, o pokroju szerokostożkowym, barwa igieł żółtosiark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ilver Lod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Karłowa odmiana o pokroju poduchowatym, pędy pokryte drobnymi białymi plam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now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bardzo zwarty, wzrost karłowy, wybarwienie biał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paan’s Cannonbal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nieregularnie kulista, wolnorosnąca, dość zwarta, igły delikatne, złote i jasnozielone, po 10 latach dorasta do ok. 5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quarrosa Aure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stożkowy, raczej zwarty, pędy wydłużone, lekko przewisające, igły delikatne o barwie zło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quarrosa Sulph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siarkowożółte zabarwienie młodych przyrostów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Sun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gniazdowa, niska, pędy wałeczkowe, długie o złotym wybarwieni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True Blu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odmiana o pokroju szerokostożkowym, wzrost dość wolny, pędy z długimi, lekko skręconymi niebieskimi igł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Wawe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lska odmiana, wyselekcjonowana w Krakowie przez dr. Murasa pokrój kopulasty, bardzo zwarty, pędy nitkowate, barwa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pisifera 'White Beaut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średniej sile wzrostu, pokrój krzaczasty, zwarty, łuski zielone z delikatnymi białymi plamkami, wiosenne przyrosty o intensywnej jasnokremow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thyoides 'Compres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nieregularna, bardzo zwarta, igły delikatne zielononiebieskie, gęsto osadzone na pędach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thyoides 'Rubico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olumnowa, wzrost wolny, igły delikatne, zielone, zimą fioletow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hamaecyparis thyoides 'Top Poin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stożkowa, wzrost wolny, igły zielone, barwa utrzymuje się cały ro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yptomeria japonica 'Compres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wzrost bardzo wolny, pokrój kulisty, igły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Cryptomeria japonica 'Vilmorin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Szydlica o pokroju kulistym, wzrost bardzo wolny, igły żół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hinensis 'Blue Alp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dość zwarty, igły kłujące o barwie srebrzystoniebieski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hinensis 'Izabeli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rzaczastym, barwa zielona na roślinie dużo kremowych przebarwień, wzrost dość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hinensis 'Kuriwao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dość szeroki, wzrost silny, igły o barwie złoto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hinensis 'Obelisk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igły intensywnie szaroniebieskie, dobra na żywopłot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Arn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wąskokolumnowy, igły o barwie szaro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Effu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dość wolno rosnąca, igła delikatna o barwie 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Gold Con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zwarty, igły jasnozielone, młode przyrosty jasnożół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Goldschatz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płożącym, wysokość ok. 20-30 cm średnica 100-130 cm, średnia siła wzrostu, barwa igieł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Hibernic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bardzo zwarty, igły kłujące o barwie stalowozielonej, wzrost średniosilny, po 10 latach osiąga ok. 1.50 metr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Hornibrook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niska, gęsta, silnie rosnąca, igły niebiesk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Hornibrookii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płożącym, igły krótkie o barwie żółtej do jasnozielonej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May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igły dość długie o srebrzysto-zielon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Sentine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bardzo zwarty, wąski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Suecic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olumnowa, zwarta o intensywnie złotej barwie igieł, wzrost wolny, po 10 latach osiąga ok. 80-9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mmunis 'Suecic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wąski, wzrost dość wolny, igły stalow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nferta 'Blue Pacific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płożący, wzrost silny, igły długie, kłujące, zielonosrebrzys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conferta 'Schlag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zwarta, igły długie, kłujące, barwa zielonoszara, średnie tempo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davurica 'Avas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węgierska odmiana, płożąca, niska, wzrost silny, barwa igieł zielon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davurica 'Expansa 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dorasta do 40 cm wysokości, posiada białe przebarwieni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davurica 'Leningra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płożąca, gęsta, średnia siła wzrostu, igły długie, delikatne, miękkie,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davurica 'Parsons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gęsta, pędy młodociane z igłami i wałeczkowe, barwa igieł i łusek zielonoszara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Alpi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Dość nietypowy jałowiec płożący, pędy wyrastają do ok. 70-80 cm wysokości igły o barwie niebieskoszar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Andora Compacta 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rozłożysta, igły przylegają do pędów, posiada kremowe przebarwieni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Bar Harbo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wzrost silny, wysokość do ok. 15 cm, igły niebiesk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Blue Chi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pędy lekko wzniesione, barwa igieł 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Blue Moo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płożąca, pędy lekko wzniesione, barwa igieł intensywnie niebieska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Coast of Main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wysokość ok. 40-50 cm, wzrost silny, barwa łusek srebrzystoszar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Douglas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pędy lekko wzniesione, barwa 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Glaci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płożąca, niska, zwarta, barwa łusek jasn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Golden Carpe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ścieląca, niska, zwarta, barwa od złotej do jasno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Grey Pear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olnorosnąca, igły niebieskie, pędy wznoszą się do ok. 2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Hughe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łożąca, zwarta, wzrost silny, igły o barwie stalow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Jade Riv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ilnie rosnąca, igły o barwie zielonostalowej, zimą z fioletowym odcienie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Lime Glow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płożąca, zwarta, dorasta do ok. 40-50 cm wysokości i 1 metra średnicy, barwa igieł intensywnie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Mont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ścieląca, niska, dorasta do ok. 10 cm wysokości, pędy wałeczkowe o barwie niebieski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Plumo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ędy wznoszą się do 50 cm, wzrost dość silny, barwa zielona, zimą z purpurowym nalotem, po 10 latach ok. 1 m średnic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Prince of Wale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niska, dywanowa, gęsta, igły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Prostr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niska, całkowicie ścieląca się po ziemi, gęsta, igły ciemnozielone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ilnie rosnąca, część przyrostów posiada kremowe przebarwieni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Wilton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niska, dywanowa, gęsta, igły srebrzystoniebiesk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horizontalis 'Yukon Bell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średniej sile wzrostu, wysokość ok. 15 cm, barwa jasn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procumbens 'Kishiogim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niska, ścieląca, wzrost silny, barwa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abina 'Blue Danub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Rozłożysty krzew dorastający do ok. 1 m <text:s/>wysokości, igły szaroniebiesk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abina 'Broadmoo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niska, płożąca, igły o soczystozielon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abina 'Rockery Gem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niska, płożąca, wzrost silny, dorasta do ok. 50 cm wysokości, igły posiadają szarozieloną barwę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abina 'Tamariscifoli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rozłożysta, gęsta, środek krzewu wypiętrza się, pędy wyrastają poziomo, igły o intensywnie zielon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abina '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rzaczasta z kremowymi plamkami, dorasta do ok.0,5 m wysokości i 1 m szer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copulorum 'Blue Arrow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ąskokolumnowa, wzrost dość silny, barwa igieł ciemn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copulorum 'Skyrocke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wąskokolumnowy, wzrost silny, barwa stalow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Blue Carpe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ścieląca o intensywnie niebieskim zabarwieniu igieł, środek rośliny z czasem wypiętrza się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Blue Sta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opulasta, karłowa, zwarta, igły o intensywnie niebieskim zabarwieni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Blue Swed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bardzo zwarty, wzrost wolny, pędy krótkie z gęsto osadzonymi igłami o barwie niebieski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Dream Jo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rzaczastym, zwartym, wzrost wolny, pochodzi od odmiany 'Holger', łuski niebieskie, młode przyrosty kremowożół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Gold Ti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rzaczastym, średnia siła wzrostu, łuski szaroniebieskie, młode przyrosty kremowożół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Holg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młode przyrosty siarkowożółte, później niebiesk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Loder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bardzo zwarty, wzrost wolny, barwa stalowoniebieska, po 10 latach osiąga ok. 5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squamata 'Mayer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o-kolumnowy, zwarty, igły intensywnie niebiesk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virginiana 'Grey Ow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gęsty, odmiana silnie rosnąca, barwa stalowoniebiesk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virginiana 'Triparti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rzaczasta, niska, zwarta, pędy wyrastają poziomo, igły szar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Blue and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rzaczasta, wzrost silny, barwa niebieska ze złotymi przebarwieni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Gold Coas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rzaczasta, dość niska i zwarta, barwa ciemn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Gold Sta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zwarty, niski, młode przyrosty intensywnie złote, średnie tempo wrz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Golden Jo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rzaczasta, niska i zwarta, barwa żółta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Golden Sauc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igły o barwie intensywnie złotej, po 10 latach dorasta do ok. 6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Goldkisse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rzaczasta, niska, wzrost średni, żółtozielona barwa igieł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King of Spring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krzaczasta, niska, intensywnie jasnożółte wybarwienie wiosen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Mint Jule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zwarty, posiada ładne, zielone wybarwienie igieł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Mordigan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spłaszczony, igły o barwie żółtej i żółtozielonej, wzrost średn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Old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zwarty, pędy wałeczkowe oraz z igłami, barwa ciemnozłocis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Pfitzerian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dość zwarty, barwa od jasnozielonej do zło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Pfitzeriana 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zwarty, barwa igieł zielononiebieska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Juniperus x media 'Saybrook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dość zwarty, barwa intensywnie żółta, średnie tempo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Microbiota decussata '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Ciekawy, rozłożysty krzew, dorastający do 0.5 m wysokości, zimą mocno rudziej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Microbiota decussata 'Gold Spo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rzaczasty, niski, część pędów posiada kremowe przebarwienia, odmiana o średniej sile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A.A.V.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 z Belgi,pełna nazwa to : "Assosiation Arboretum Vallee Aubonne" odmiana o pokroju kulistym, nieregularnym, wzrost bardzo wolny ok. 2-3 cm rocznie, igły krótkie o barwie 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Barry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Karłowa odmiana, pokrój kopulasty w starszym wieku wyrasta w stoże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zerokostożkowa, bardzo zwarta forma świerka pospolitego, wzrost wolny, igły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Dan’s Dwarf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opulastym, zwartym, igła krótka o ciemnozielonej barwie, wzrost bardzo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Gregory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Bardzo wolno rosnący świerk o pokroju kopulastym, igły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Hystrix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pokrój początkowo kopulasty później stożkow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Luu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 z Estonii, odmiana o pokroju szerokostożkowym, zwartym, igła krótka o ciemnozielonej barwie, wzrost wolny ok. 3-4 cm na ro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Maxwell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olnorosnąca, zwarta, szerokostożkowa, igły dość długie, soczyst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Nidiform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płaska, regularna, bez przewodnika, igły krótkie, ciemnozielone, po 10 latach osiąga ok. 30-4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Ohlendorf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oczątkowo o pokroju kopulastym, później szerokostożkowa, zwarta, wolnorosnąca, igły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Pumila Glauc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spłaszczony, wzrost wolny, barwa igieł si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Pumila Nigr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kulistostożkowa, igły bardzo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Tabuliform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dobny do ‘Nidiformis’, jednak zdecydowanie bardziej spłaszczo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Tomp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stożkowy, bardzo zwarty, igła zielona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Veitch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regularnym, kulistym, wzrost wolny, igły kłujące,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abies 'Will’s Zwerg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igły krótkie, jasnozielone, wzrost średnio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Alberta Glob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Karłowa odmiana, pokrój kulisty, barwa igieł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Biesenthaler Frühling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tożkowym, wąskim, młode przyrosty o żółt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Conic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Roślina formowana w kulę na pniu ok. 60 cm wysokości, korona o średnicy ok. 25-35 c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Conica 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 o pokroju stożkowym, bardzo zwarta, igły o barwie ciemnozielonej, przyrost roczny ok. 2-3 c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Conica Spor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 o pokroju stożkowym, bardzo zwarta, igły grube, krótkie o barwie ciemnozielonej, przyrost roczny do ok. 2 c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Cupid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Wąskostożkowa, bardzo wolno rosnąca odmiana świerka białego, igły krótkie,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Daisy’s Whit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jak ‘Conica’, przyrosty wiosenne złotokremowe, później zielenieją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Echiniform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iska, gęsta, kopulasta odmiana o krótkich, szaroniebieskich igłach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Jalako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ulistym, bardzo zwartym, trochę nieregularnym, igły o barwie kremowej podczas przy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Lilipu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Kolejna karłowa odmiana świerka o pokroju wąskostożkowym, igły krótkie, grube,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Mai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wzrost zbliżony do odmiany Conica, przyrosty wiosenne żółtokremowe, później zielenieją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pulasty, przyrosty ok. 5 cm długości, barwa igieł ciemnoniebieska, odmiana podobna do ‘Echiniformis’, jednak silniej rosnąc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Piccol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regularna, stożkowa, igły zielone, wzrost wolny, ok. 2-4 cm na ro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Pinochio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Bardzo wolno rosnąca odmiana o pokroju wąskostożkowym, igły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Pyramidalis 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kolumnowym, wąskim, wzrost ok. 20 cm rocznie, igły delikatne o barwie szaroniebieski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Rainbows En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i siła wzrostu jak w odmianie Conica, wiosenny przyrost o barwie zielonej, drugi przyrost, letni o barwie żół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Witch-s Broom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pokrój kopulasty, nieregularny, podobny do Alberta Globe, igły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glauca 'Zuckerhu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wzrost ok. 2-4 cm rocznie, pokrój wąskostożkowy, regular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omorica 'Kare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pokrój kulisty, spłaszczony, igły o barwie niebieskozielonej, przyrost roczny 5-7 c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Picea pungens 'Soni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Selekt z naszej szkółki, wzrost karłowy, pokrój kopulasty, igły niebiesk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baccata 'Amersfoor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Bardzo wolno rosnący krzew o luźnej budowie, po 10 latach osiąga ok. 50 cm wysokości, igły jajowate, krótkie 5-7 m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baccata 'Dovastoni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rzaczasta, luźna, barwa ciemnozielona, dorasta do 2 metrów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baccata 'Ellegantissim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rzaczasta, wzrost bujny, igły żółte, później z białym nalotem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baccata 'Goud Elsj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pokładająca się, dorasta do ok. 50-70 cm wysokości, igły żółtozielone, wiosną i latem mocniejsze żółte wybarwien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baccata 'Summer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rzaczasty, igły latem żółte, zimą jasnozielone, dorasta do ok. 60-8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axus media 'Hicks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olumnowa, dość silnie rosnąca, igły długie o ciemnozielonej barwie, dobra na żywopłot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bel Tw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szerokostożkowym, wzrost wolny, pędy wałeczkowe, barwa zielonoszar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mber Glow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kulista, wzrost wolny, barwa bursztynow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ni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olumnowym, wąskojajowatym, średnia siła wzrostu, barwa zielona jednak wszystkie końce pędów mają barwę kremową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nniek ®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ulisty, regularny, igły delikatne, miękkie, barwa żółta. W cenę rośliny ( sadzonki ) wliczona jest opłata licencyjna oraz kolorowa etykie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urea Kordus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tożkowa, silnie rosnąca, barwa łusek ciemn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ureospic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kolumnowym, silny wzrost, złote wybarwienie na końcach pędów, idealna na żywopłot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Aurescen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wąskostożkowa, zwarta, barwa jasn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Braban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olumnowa, silnie rosnąca, barwa intensywnie zielona, idealna na żywopłot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Champio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średnim tempie wzrostu, forma kulista, zwarta, barwa matow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Cloth of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pulasty, wzrost raczej wolny, przewaga pędów młodocianych, igły złotopomarańczow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Colum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olumnowa, barwa ciemnozielona, odmiana dobra na żywopłot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żywopłotowa, szorokokolumnowa, zwarta, łuski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Copper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stożkowym, wzrost wolny, pędy i łuski o barwie oliwkowożół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Danic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kulistym, zwarta, ładne, żywozielone wybarwienie łuse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Danic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kulista, wzrost średni, rośnie szybciej i jest mniej zwarta od odmiany Danica, barwa jas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Dawid ®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ierwszy raz w ofertach !, bardzo obiecująca odmiana pochodząca od odmiany Danica, forma kulista, bardzo zwarta, regularna, wzrost wolny, barwa żółtooliwkowa utrzymuje się przez cały ro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Degroot-s Spir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bardzo zwartym, wąskostożkowym pokroju, wzrost wolny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Europe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ąskostożkowa, zwarta, wzrost silny, łuski złocistożółte, dobra na żywopłot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Filiform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Ciekawa odmiana, wszystkie pędy nitkowe, mocno przewisające,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Flevolan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wąskostożkowym, bardzo zwartym, wzrost dość silny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lobos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zwarty, dorasta do ok. 1 metra wysokości po 10 latach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lobos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ulista, zielonocytrynowe wybarwienie łusek, średnie tempo wzrostu, po 10 latach osiąga ok. 50-6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old Pear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ulisty, zwarty, końcówki pędów o intensywnym kremowym zabarwieniu, szczególnie w okresie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olden Brabant ®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olumnowa, silnie rosnąca, barwa żółta, idealna na żywopłoty. W cenę sadzonki wliczona jest opłata licencyjna oraz kolorowa etykie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olden Glob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barwa od złotej do jasno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olden Smaragd ®Janed Gold (S)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i siła wzrostu jak u odmiany Smaragd, złota barwa łusek utrzymuje się przez cały rok. W cenę sadzonki wliczona jest opłata licencyjna oraz kolorowa etykieta.Sadzonka produkowana w multipalec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Golden Tuffe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opulasty, pędy wałeczkowe, lekko przewisające, barwa igieł ciemn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ett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kolumnowym, wzrost silny, podobna do Brabant, barwa jas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olmstru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wąskostożkowa, bardzo zwarta, wzrost dość wolny, łuski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olmstrup Yellow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tożkowym, zdecydowanie mniej zwarta niż odmiana ‘Holmstrup’, łuski o żółtopomarańczow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oser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ulista o powolnym wzroście, po 10 latach osiąga ok. 30 cm wysokości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ove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regularny, jajowaty, łuski ciemnozielone, wzrost średnio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Hubne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regularny, stożkowy, łuski ciemnozielone, średnie tempo wzrostu, świetna odmiana żywopłot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Jantar ®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olumnowy, regularny, zwarty, barwa żółta. W cenę rośliny ( sadzonki ) wliczona jest opłata licencyjna oraz kolorowa etykie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Konfett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stożkowy, zwarty, barwa ciemnozielona z drobnymi kremowymi przebarwieniami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itomys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wzrost raczej wolny, pędy z białokremowymi smug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ittle Champio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Wzrost wolny, pokrój kulisty, nieregularny, łuski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ittle Dorri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 o pokroju kulistym, nieregularnym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ittle Gem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nieregularny, kopulasty, zwarty, wzrost wolny, po 10 latach osiąga ok. 30 cm wysokości, łuski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ittle Gian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regularnie kulista, barwa ciemnozielona, pędy mocne, dość grube. Po 10 latach dorasta do ok. 1 metra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Lut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stożkowa, gęsta, młode przyrosty intensywnie złote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agdale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pochodzi ze szkółki państwa Szmit, forma kulista, barwa żółta z kremowym upstrzeniem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aj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mutacja T.o.Micky. Selekt pochodzi z naszej szkółki. Forma stożkowa, bardzo zwarta, gęsta, wzrost wolny ok. 10-15 cm na rok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alony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wąskokolumnowy, barwa zielona, dobra żywopłotowa odmia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einecke’s Zwerg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wzrost wolny, często wielostożkowa, łuski zielone, na końcach pędów kremowe przebarwieni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ik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piramidalna, zwarta, wzrost wolny, pędy ostro wzniesione do góry, łuski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irjam ®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zwartej kulistej formie i jasnozielonym wybarwieniu szczególnie w okresie wiosennym, wzrost wolny.W cenę rośliny ( sadzonki ) wliczona jest opłata licencyjna oraz kolorowa etykie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oloch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tożkowym, szerokim, łuski wyjątkowo duże o barwie ciemnozielonej, wzrost średnio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Mr. Bowling Bal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olnorosnąca, forma kulista, na roślinie występują pędy młodociane i wałeczkowe, wybarwienie stalow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Parad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wzrost silny, końce pędów w czasie przyrostu kremowe, odmiana żywopłot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Picadill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średniej sile wzrostu, pokrój stożkowy, zwarty, pędy krótkie o jasnozielonej barwie, młode przyrosty o kremowym zabarwieni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Pyramidalis Compac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wąskostożkowa, bardzo zwarta, żywopłotowa, łuski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Rain Pear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stożkowy, barwa złotozielona, końcówki pędów zło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Recurv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gałązki krótkie z lekko skręconymi końcami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Rhein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zerokostożkowa, przeważają pędy młodociane z delikatnymi igłami, barwa od złotej do pomarańczowozłot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allan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kolumnowy, wzrost silny, wszystkie cechy jak Brabant, barwa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ele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zwarty, średnia siła wzrostu, barwa cytryn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marag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stożkowa, bardzo gęsta, barwa ciemnozielona, odmiana żywopłot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maragd Ligh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wąskostożkowej formie, wzrost średni, młode przyrosty o kremowobiałej barwie, jasna barwa utrzymuje się na pedach przez cały ro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maragd 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stożkowej formie , wzrost średni, cała roślina pokryta jest drobnymi kremowymi plam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maragd Witbon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Średnia siła wzrostu, pokrój regularny, stożkowy, wiosenne przyrosty kremowe, później zielenieją, końce pędów pozostają kremowo zabarwi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pirali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olumnowa, wąska, zwarta, gałązki spiralnie osadzone na pędach, wzrost silny, kolor matowozielo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tolwijk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gęsty, barwa jasnozielona z kremowymi przebarwieni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Sunkist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wzrost średniosilny, ładne złotozielone wybarwienie łusek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Tedd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wzrost wolny, pokrój regularnie kulisty, gęsty, igły delikatne, stalow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Tiny Tim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ulisty, później nieregularny, wzrost wolny, wybarwienie 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Tip To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szerokostożkowym, barwa jasnozielona, wzrost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Umbraculifer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kulisty, później poduchowaty, ładne, żywozielone wybarwienie łusek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agner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jajowaty, pędy wzniesione, roślina wielopniowa, barwa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aimar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zwarty, średnia siła wzrostu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aterfie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o pokroju kulistym, wzrost wolny, barwa ciemnozielona, końce przyrostów cały rok jasno zabarwi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axe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ilnie rosnąca, pędy mocne, wzniesione, barwa jasnozielona, młode przyrosty jaśniejsz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hite Top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młode wiosenne przyrosty posiadają intensywnie jasnokremową barwę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Woodward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karłowa, szerokokulista, zwarta, barwa 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Yellow Glob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kulista , zielono cytrynowa barwa łusek, średnia siłą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Yellow Ribbo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tożkowym, barwa łusek żółta, średnie tempo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Zákány Sövén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 z Węgier, forma stożkowa, bardzo gęsta,dość wąska,średnia siła wzrostu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ccidentalis 'Zmatlik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stożkowy, zwarta forma, pędy lekko poskręcane jak w odmianie Spiralis, wzrost wolny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rientalis 'Aurea 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jajowatym, wzrost wolny, barwa 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rientalis 'Fastigiata 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Selekt z naszej szkółki, odmiana o pokroju kolumnowym, posiada intensywne żółte wybarwienie łusek, zimą intensywnie rudziej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rientalis 'Filip-s New Futur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pokrój wąskokolumnowy, zwarta forma, średnia siła wzrostu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orientalis 'Marjolei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wolnorosnąca o pokroju jajowatym, igły zielone dużą ilością kremowych przebarwień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Atrovierens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stożkowy, intensywnie ciemnozielona barwa łusek, wzrost bardzo silny, odmiana żywopłot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CanCa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wzrost średniosilny, pędy na roślinie wyrastają jakby w pęczkach, barwa zielona, końce pędów kremow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Collyers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wzrost średniosilny, pokrój stożkowy, barwa żółtozielona, końce pędów żółt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Copper Kettle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wolnorosnąca, bardzo gęsta, pokrój wąskostożkowy, barwa oliwkowożółt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Dur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stożkowa, zwarta, szybkorosnąca, barwa łusek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Eschrich’s Grune Kugel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wolnorosnąca o pokroju kulistym, barwa łusek ciemnoszmaragdowa, dorasta do ok. 60 cm wysokośc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Frislandi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ciemnozielona barwa łusek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Gelderlan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kolumnowy, ciemnozielona barwa łusek, wzrost bardzo silny, odmiana żywopłotow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Irish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silnie rosnąca odmiana o pokroju stożkowym, barwa łusek jasnozielona, wiosenne przyrosty intensywnie złoto wybarwi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Kagers Beauty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Forma szerokostożkowa, nieregularna, pędy nitkowate, spłaszczone, barwa ciemnozielona, wzrost raczej wo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Kórnik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żywopłotowa, pokrój kolumnowy, wzrost silny, barwa ciemnozielona, pędy mocno wzniesione do gór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Kórnik II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odmiana o średniej sile wzrostu, gęsta, pędy wzniesione, pokryte drobnymi jasnymi plamk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Martin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tożkowym, barwa zielona, błyszcząca, pędy wyrastają pod kątem ostrym do góry, wzrost silny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Rogers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stożkowa, zwarta, wolnorosnąca, po 10 latach osiąga wielkość ok. 1 metra, łuski o barwie zielonobrązow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Stonehem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wolnorosnąca odmiana o pokroju stożkowym, pędy szczytowe jak i łuski posiadają pomarańczowożółtą barwę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Tiger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Żywotnik o pokroju kolumnowym, igły intensywnie żółte, średnia siła wzrostu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Winter Pink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Forma stożkowa, zwarta, średnia siła wzrostu, barwa jasnozielona, zimą nabiera delikatnego różowego odcieni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Zebri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tożkowy, posiada żółtokremowe prążki, wzrost bardzo silny, idealna odmiana na żywopłot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plicata 'Zebrina Extra Gold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średniej sile wzrostu, pokrój stożkowy, pędy posiadają dużą ilość intensywnie żółtych przebarwień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a sthandishii '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Żywotnik japoński, forma stożkowa, wzrost bardzo silny, pędy boczne przewisające ku dołowi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opsis dolobrata '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Żywotnikowiec rosnący początkowo kuliście, później stożkowo, wzrost średniosilny, łuski duże, ciemnozielon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opsis dolobrata 'Aure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szerokostożkowym, średnia siła wzrostu, łuski duże o żółtozielonej barwie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opsis dolobrata 'Honda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spłaszczona, gęsta, łuski drobne o barwie jasnozielonej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opsis dolobrata 'N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zwarty, krzaczasty, wzrost wolny, barwa łusek żyw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hujopsis dolobrata 'Variegat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Pokrój szerokostożkowy, łuski duże, pędy z kremowymi przebarwieniami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suga canadensis 'Fantana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o pokroju krzaczastym, regularnym, zwartym, średnia siła wzrostu, barwa ciemnozielona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suga canadensis 'Jeddeloh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Odmiana karłowa, zwarta, pokrój kopulasty, po 10 latach osiąga wysokość ok. 30-40 cm, jasnozielona barwa igieł.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3"/>
          <table:table-cell table:number-columns-repeated="1016"/>
        </table:table-row>
        <table:table-row table:style-name="ro1">
          <table:table-cell table:style-name="ce4"/>
          <table:table-cell table:style-name="ce4" office:value-type="string">
            <text:p>Tsuga canadensis 'Popelski' </text:p>
          </table:table-cell>
          <table:table-cell table:style-name="ce4" table:number-columns-repeated="2"/>
          <table:table-cell table:style-name="ce2" office:value-type="string">
            <text:p>P13</text:p>
          </table:table-cell>
          <table:table-cell table:style-name="ce4" table:number-columns-repeated="2"/>
          <table:table-cell table:number-columns-repeated="1017"/>
        </table:table-row>
        <table:table-row table:style-name="ro1">
          <table:table-cell table:style-name="ce4"/>
          <table:table-cell table:style-name="ce18" office:value-type="string">
            <text:p>Nowość, odmiana karłowa, zwarta, pokrój kopulasty, pędy krótkie, sztywne, po 10 latach osiąga wysokość ok. 20-30 cm, ciemnozielona barwa igieł.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/>
          <table:table-cell table:style-name="ce18"/>
          <table:table-cell table:style-name="ce4" table:number-columns-repeated="6"/>
          <table:table-cell table:number-columns-repeated="1016"/>
        </table:table-row>
        <table:table-row table:style-name="ro1">
          <table:table-cell table:style-name="ce4"/>
          <table:table-cell table:style-name="ce7" office:value-type="string">
            <text:p>RÓŻAN</text:p>
          </table:table-cell>
          <table:table-cell table:style-name="ce4" table:number-columns-repeated="6"/>
          <table:table-cell table:number-columns-repeated="1016"/>
        </table:table-row>
        <table:table-row table:style-name="ro1">
          <table:table-cell/>
          <table:table-cell table:style-name="ce4" office:value-type="string">
            <text:p>1 Poukhanense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 Staccato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 Torello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<text:s/>Nordlicht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<text:s/>Ledikanense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<text:s/>Obtusum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7 Satomi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8 Chanel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9 Homebush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0 Nabucco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1 Doloroso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2 Silver Slipper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3 Spek' s Orang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4 Feuerwerk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5 Juanita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6 Glowing Embers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7 Sunte Nectarine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8 Parkfeuer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9 Golden Lights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0 Cannon's Doubl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1 Oxydol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2 Klondyke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3 Tunis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4 Golden Sunset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5 Sarina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6 Csardas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7 Vaccinium vitis-idaea Linnea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8 Kalmia angustifolia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9 Andromeda polifolia 'Nikko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0 Andromeda polifolia 'Blue Ice'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1 Gaultheria procumbens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2 Empetrum nigrum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3 Betula pendula 'Schneverdinger Goldbrike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4 Chaenomeles speciosa 'Yukigoten' 5/I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5 Chaenomeles xsup. 'Crimson and Gold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6 Chaenomeles speciosa 'Apple Blossom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7 Syringa vulgaris 'Kardynał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8 Syringa vulgaris 'Mrs Edward Harding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9 'Kobus'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0 Blue Tit 1/I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1 Gristede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2 Claudius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3 P.J.M. Elit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4 Grafitto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5 Pfauenaug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6 Red Impuls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7 Purple Splendour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8 Red Jack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9 Kazimierz Odnowiciel / Royal Violet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50 Golden Torch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51 Excelsior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52 Daniela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/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/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Cecile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2 Kalmia angustifolia 'Rubra' 2/I 5 szt. 12,00 13 10,44 52,20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3 Krumlov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4 Gartendirektor Glocker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5 Brasilia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6 Erato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7 Goldbukett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/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8 Busuki </text:p>
          </table:table-cell>
          <table:table-cell table:style-name="ce18"/>
          <table:table-cell table:style-name="ce4"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6">
          <table:table-cell/>
          <table:table-cell table:style-name="ce21" office:value-type="string">
            <text:p>Super nowość w grupie odmian czerwonych. Ostra czerwień kwiatów Rosną niezbyt silnie, zwarcie i dbrze się krzewią. Mrozoodporność -26°C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9 Brisanz - heamatodes-hybr. czerwona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6">
          <table:table-cell/>
          <table:table-cell table:style-name="ce21" office:value-type="string">
            <text:p>Kwiaty czysto czerwone, bez domieszki fioletu. W odróżnieniu od innych odmian czerwonych rośnie powoli i zwarcie. Dobrze się krzewi i zagęszcza. Kwitnie wcześnie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Różancznik <text:s/>Winterpurpur 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2">
          <table:table-cell/>
          <table:table-cell table:style-name="ce21" office:value-type="string">
            <text:p><text:s/>Rośnie bardzo powoli, w formie kopulastej. Kwiaty różowe z lekkim odcieniem fioletu. Mrozoodporność -24°C.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1">
          <table:table-cell/>
          <table:table-cell table:style-name="ce4" office:value-type="string">
            <text:p>11 Władysław Jagiełło / Royal Red </text:p>
          </table:table-cell>
          <table:table-cell table:style-name="ce18"/>
          <table:table-cell/>
          <table:table-cell table:style-name="ce4" office:value-type="string">
            <text:p>c5</text:p>
          </table:table-cell>
          <table:table-cell table:style-name="ce4" table:number-columns-repeated="4"/>
          <table:table-cell table:number-columns-repeated="1015"/>
        </table:table-row>
        <table:table-row table:style-name="ro9">
          <table:table-cell/>
          <table:table-cell table:style-name="ce22" office:value-type="string">
            <text:p>Kwiaty czerwone, zebrane w duże, efektowne kwiatostany. Krzew o średniej sile wzrostu, pokrój zwarty, krępy. Odmiana cechuje się wysoką mrozoodpornością i obfitym kwitnieniem.</text:p>
          </table:table-cell>
          <table:table-cell table:style-name="ce6"/>
          <table:table-cell/>
          <table:table-cell table:style-name="ce4" office:value-type="string">
            <text:p>c5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>
            <text:p>12 Caroline Allbrook </text:p>
          </table:table-cell>
          <table:table-cell table:style-name="ce6"/>
          <table:table-cell/>
          <table:table-cell table:style-name="ce4" office:value-type="string">
            <text:p>c5</text:p>
          </table:table-cell>
          <table:table-cell table:number-columns-repeated="1019"/>
        </table:table-row>
        <table:table-row table:style-name="ro1" table:number-rows-repeated="130">
          <table:table-cell table:style-name="ce6"/>
          <table:table-cell table:style-name="ce5"/>
          <table:table-cell table:number-columns-repeated="1022"/>
        </table:table-row>
        <table:table-row table:style-name="ro1" table:number-rows-repeated="10477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rkusz2" table:style-name="ta2">
        <table:table-column table:style-name="co4" table:number-columns-repeated="1024" table:default-cell-style-name="ce25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rkusz3" table:style-name="ta2">
        <table:table-column table:style-name="co4" table:number-columns-repeated="1024" table:default-cell-style-name="ce25"/>
        <table:table-row table:style-name="ro10" table:number-rows-repeated="1048575">
          <table:table-cell table:number-columns-repeated="1024"/>
        </table:table-row>
        <table:table-row table:style-name="ro10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6">06.03.2016</text:date>, <text:time>17:10:13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Admin</meta:initial-creator>
    <dc:creator>Ewa Batko</dc:creator>
    <meta:creation-date>2016-01-17T15:49:28Z</meta:creation-date>
    <dc:date>2016-03-06T17:10:13.68</dc:date>
    <meta:editing-duration>PT2H29M36S</meta:editing-duration>
    <meta:editing-cycles>2</meta:editing-cycles>
    <meta:document-statistic meta:table-count="3" meta:cell-count="1434" meta:object-count="0"/>
  </office:meta>
</office:document-meta>
</file>